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4586" draw:marker-start-width="0.5cm" draw:marker-end-width="0.5cm" draw:fill="solid" draw:fill-color="#ffffff" draw:textarea-horizontal-align="justify" draw:textarea-vertical-align="middle" draw:auto-grow-height="false" fo:min-height="8.55cm" fo:min-width="12.8cm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45cm" fo:min-width="3.34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85cm" fo:min-width="3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85cm" fo:min-width="3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85cm" fo:min-width="2.4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c5000b" draw:marker-start-width="0.35cm" draw:marker-end-width="0.35cm" draw:fill="solid" draw:fill-color="#ffffff" draw:textarea-horizontal-align="justify" draw:textarea-vertical-align="middle" draw:auto-grow-height="false" fo:min-height="2.862cm" fo:min-width="2.61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c5000b" draw:marker-start-width="0.35cm" draw:marker-end-width="0.35cm" draw:fill="solid" draw:fill-color="#ffffff" draw:textarea-horizontal-align="justify" draw:textarea-vertical-align="middle" draw:auto-grow-height="false" fo:min-height="2.762cm" fo:min-width="2.512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2cm" svg:stroke-color="#c5000b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objectwithoutfill">
      <style:graphic-properties svg:stroke-width="0.1cm" svg:stroke-color="#c5000b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cm" svg:height="8.8cm" svg:x="8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945cm" svg:height="2.8cm" svg:x="13.055cm" svg:y="9.6cm">
          <text:p text:style-name="P1">Code </text:p>
          <text:p text:style-name="P1">de ba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8cm" svg:height="2.2cm" svg:x="8.6cm" svg:y="7cm">
          <text:p text:style-name="P1">Architecture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9cm" svg:height="2.2cm" svg:x="8.5cm" svg:y="12.6cm"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099cm" svg:height="2.2cm" svg:x="17.501cm" svg:y="7cm">
          <text:p text:style-name="P1">Outil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099cm" svg:height="2.2cm" svg:x="17.701cm" svg:y="12.6cm">
          <text:p text:style-name="P1">Librairie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9.2cm" svg:x2="13.055cm" svg:y2="11cm" draw:start-shape="id1" draw:end-shape="id2" draw:end-glue-point="3" svg:d="M10500 9200v1800h2555" svg:viewBox="0 0 2556 1801">
          <text:p/>
        </draw:connector>
        <draw:connector draw:style-name="gr6" draw:text-style-name="P1" draw:layer="layout" svg:x1="10.45cm" svg:y1="12.6cm" svg:x2="13.055cm" svg:y2="11cm" draw:start-shape="id3" draw:start-glue-point="0" draw:end-shape="id2" draw:end-glue-point="3" svg:d="M10450 12600v-1600h2605" svg:viewBox="0 0 2606 1601">
          <text:p/>
        </draw:connector>
        <draw:connector draw:style-name="gr6" draw:text-style-name="P1" draw:layer="layout" svg:x1="17cm" svg:y1="11cm" svg:x2="19.05cm" svg:y2="9.2cm" draw:start-shape="id2" draw:start-glue-point="1" draw:end-shape="id4" draw:end-glue-point="2" svg:d="M17000 11000h2050v-1800" svg:viewBox="0 0 2051 1801">
          <text:p/>
        </draw:connector>
        <draw:connector draw:style-name="gr6" draw:text-style-name="P1" draw:layer="layout" svg:x1="17cm" svg:y1="11cm" svg:x2="19.25cm" svg:y2="12.6cm" draw:start-shape="id2" draw:start-glue-point="1" draw:end-shape="id5" draw:end-glue-point="0" svg:d="M17000 11000h2250v1600" svg:viewBox="0 0 2251 1601">
          <text:p/>
        </draw:connector>
        <draw:connector draw:style-name="gr6" draw:text-style-name="P1" draw:layer="layout" svg:x1="12.4cm" svg:y1="8.1cm" svg:x2="17.501cm" svg:y2="8.1cm" draw:start-shape="id1" draw:start-glue-point="1" draw:end-shape="id4" draw:end-glue-point="3" svg:d="M12400 8100h5101" svg:viewBox="0 0 5102 1">
          <text:p/>
        </draw:connector>
        <draw:connector draw:style-name="gr6" draw:text-style-name="P1" draw:layer="layout" svg:x1="12.4cm" svg:y1="13.7cm" svg:x2="17.701cm" svg:y2="13.7cm" draw:start-shape="id3" draw:start-glue-point="1" draw:end-shape="id5" draw:end-glue-point="3" svg:d="M12400 13700h5301" svg:viewBox="0 0 5302 1">
          <text:p/>
        </draw:connector>
        <draw:custom-shape draw:style-name="gr7" draw:text-style-name="P1" xml:id="id6" draw:id="id6" draw:layer="layout" svg:width="4.4cm" svg:height="4.4cm" svg:x="1.1cm" svg:y="1.1cm">
          <text:p text:style-name="P1">Configuration</text:p>
          <text:p text:style-name="P1">personnel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4.4cm" svg:height="4.4cm" svg:x="24.201cm" svg:y="1.101cm">
          <text:p text:style-name="P1">Styles</text:p>
          <text:p text:style-name="P1">personn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4.4cm" svg:height="4.4cm" svg:x="1.102cm" svg:y="15.602cm">
          <text:p text:style-name="P1">Code </text:p>
          <text:p text:style-name="P1">perso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4.4cm" svg:height="4.4cm" svg:x="24.2cm" svg:y="15.6cm">
          <text:p text:style-name="P1">Librairies</text:p>
          <text:p text:style-name="P1">exter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4.856cm" svg:y1="4.856cm" svg:x2="7.62cm" svg:y2="6.526cm" draw:start-shape="id6" draw:start-glue-point="9" svg:d="M4856 4856l2764 1670" svg:viewBox="0 0 2765 1671">
          <text:p/>
        </draw:connector>
        <draw:connector draw:style-name="gr9" draw:text-style-name="P1" draw:layer="layout" draw:type="line" svg:x1="24.845cm" svg:y1="4.857cm" svg:x2="21.66cm" svg:y2="6.244cm" draw:start-shape="id7" draw:start-glue-point="7" svg:d="M24845 4857l-3185 1387" svg:viewBox="0 0 3186 1388">
          <text:p/>
        </draw:connector>
        <draw:connector draw:style-name="gr9" draw:text-style-name="P1" draw:layer="layout" draw:type="line" svg:x1="24.844cm" svg:y1="16.244cm" svg:x2="21.696cm" svg:y2="15.416cm" draw:start-shape="id8" draw:start-glue-point="5" svg:d="M24844 16244l-3148-828" svg:viewBox="0 0 3149 829">
          <text:p/>
        </draw:connector>
        <draw:connector draw:style-name="gr9" draw:text-style-name="P1" draw:layer="layout" draw:type="line" svg:x1="4.858cm" svg:y1="16.246cm" svg:x2="7.796cm" svg:y2="15.416cm" draw:start-shape="id9" draw:start-glue-point="11" svg:d="M4858 16246l2938-830" svg:viewBox="0 0 2939 831">
          <text:p/>
        </draw:connector>
        <draw:frame draw:style-name="gr10" draw:layer="layout" svg:width="12.1cm" svg:height="1.2cm" svg:x="8.5cm" svg:y="5.2cm">
          <draw:text-box>
            <text:p>Votre cadre de travail dans le framework</text:p>
          </draw:text-box>
        </draw:frame>
        <draw:connector draw:style-name="gr11" draw:text-style-name="P1" draw:layer="layout" draw:type="line" svg:x1="3.3cm" svg:y1="5.5cm" svg:x2="3.302cm" svg:y2="15.602cm" draw:start-shape="id6" draw:start-glue-point="8" draw:end-shape="id9" draw:end-glue-point="4" svg:d="M3300 5500l2 10102" svg:viewBox="0 0 3 10103">
          <text:p/>
        </draw:connector>
        <draw:connector draw:style-name="gr11" draw:text-style-name="P1" draw:layer="layout" draw:type="line" svg:x1="5.5cm" svg:y1="3.3cm" svg:x2="24.201cm" svg:y2="3.301cm" draw:start-shape="id6" draw:start-glue-point="10" draw:end-shape="id7" draw:end-glue-point="6" svg:d="M5500 3300l18701 1" svg:viewBox="0 0 18702 2">
          <text:p/>
        </draw:connector>
        <draw:connector draw:style-name="gr11" draw:text-style-name="P1" draw:layer="layout" draw:type="line" svg:x1="26.401cm" svg:y1="5.501cm" svg:x2="26.4cm" svg:y2="15.6cm" draw:start-shape="id7" draw:start-glue-point="8" draw:end-shape="id8" draw:end-glue-point="4" svg:d="M26401 5501l-1 10099" svg:viewBox="0 0 2 10100">
          <text:p/>
        </draw:connector>
        <draw:connector draw:style-name="gr11" draw:text-style-name="P1" draw:layer="layout" draw:type="line" svg:x1="5.502cm" svg:y1="17.802cm" svg:x2="24.2cm" svg:y2="17.8cm" draw:start-shape="id9" draw:start-glue-point="10" draw:end-shape="id8" draw:end-glue-point="6" svg:d="M5502 17802l18698-2" svg:viewBox="0 0 18699 3">
          <text:p/>
        </draw:connector>
        <draw:frame draw:style-name="gr12" draw:layer="layout" svg:width="15.3cm" svg:height="1cm" svg:x="7.5cm" svg:y="2cm">
          <draw:text-box>
            <text:p>Votre production personnelle intégrée au frame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2-14T16:07:05.278638216</meta:creation-date>
    <dc:date>2017-02-15T09:15:45.737476133</dc:date>
    <dc:creator>thomas </dc:creator>
    <meta:editing-duration>PT17H5M31S</meta:editing-duration>
    <meta:editing-cycles>10</meta:editing-cycles>
    <meta:generator>LibreOffice/4.3.3.2$Linux_X86_64 LibreOffice_project/430m0$Build-2</meta:generator>
    <meta:document-statistic meta:object-count="26"/>
  </office:meta>
</office:document-meta>
</file>